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1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office:annotation><dc:creator>Luc Saffre</dc:creator><dc:date>2011-12-29T21:25:05</dc:date><text:p><text:span text:style-name="T1">do text</text:span></text:p><text:p>from html(self.body_html)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37">
      <number:day/>
      <number:text>.</number:text>
      <number:month/>
      <number:text>.</number:text>
      <number:year/>
    </number:date-style>
  </office:automatic-styles>
  <office:master-styles>
    <style:master-page style:name="Standard" style:page-layout-name="Mpm1">
      <style:header>
        <text:tracked-changes>
          <text:changed-region xml:id="ct112942648" text:id="ct112942648">
            <text:insertion>
              <office:change-info>
                <dc:creator>Luc Saffre</dc:creator>
                <dc:date>2011-12-29T21:27:00</dc:date>
              </office:change-info>
            </text:insertion>
          </text:changed-region>
        </text:tracked-changes>
        <text:p text:style-name="Header"><text:change-start text:change-id="ct112942648"/>self.title<text:change-end text:change-id="ct112942648"/><text:tab/><text:date style:data-style-name="N37" text:date-value="2011-12-29T21:27:42.20" text:fixed="true">29.12.11</text:date><text:tab/>Seite <text:page-number text:select-page="current">1</text:page-number> von <text:page-count>1</text:page-count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1-12-29T21:27:45.18</dc:date>
    <dc:creator>Luc Saffre</dc:creator>
    <meta:editing-duration>PT12M19S</meta:editing-duration>
    <meta:editing-cycles>10</meta:editing-cycles>
    <meta:generator>LibreOffice/3.4$Win32 LibreOffice_project/340m1$Build-402</meta:generator>
    <meta:document-statistic meta:table-count="0" meta:image-count="0" meta:object-count="0" meta:page-count="1" meta:paragraph-count="2" meta:word-count="7" meta:character-count="34" meta:non-whitespace-character-count="29"/>
  </office:meta>
</office:document-meta>
</file>